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Google Sans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3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he 5-Hour Action Plan</text:h>
      <text:p text:style-name="P2">To get this done in 5 hours without sacrificing your requirement for deep understanding, we must strictly divide our time.</text:p>
      <text:list text:style-name="L3">
        <text:list-item>
          <text:p text:style-name="P3"><text:span text:style-name="T1">Hour 1: The Matrix Eye (Massey).</text:span> We will finalize the math, dampen the margins, build the $M$ matrix, solve $M \mathbf{r} = \mathbf{y}$, and extract the Massey ratings for all teams.</text:p>
        </text:list-item>
        <text:list-item>
          <text:p text:style-name="P3"><text:span text:style-name="T1">Hour 2: The Probabilistic Eye (Bradley-Terry).</text:span> We will shift from Linear Algebra to Maximum Likelihood Estimation. We will model the probability $P(i \text{ beats } j)$.</text:p>
        </text:list-item>
        <text:list-item>
          <text:p text:style-name="P3"><text:span text:style-name="T1">Hour 3: The Data Merge.</text:span> We will pull in the Massey Ordinals data, align all our team IDs, and create a single, clean training dataframe where every row is a historical matchup with our three "Eyes" as features.</text:p>
        </text:list-item>
        <text:list-item>
          <text:p text:style-name="P3"><text:span text:style-name="T1">Hour 4: The Ensemble.</text:span> We will train a classifier to predict the outcome of a game based on the differences in our three engineered features.</text:p>
        </text:list-item>
        <text:list-item>
          <text:p text:style-name="P3"><text:span text:style-name="T1">Hour 5: The Kaggle Submission.</text:span> We will generate the predictions for the 2026 tournament matchups, format it to the required Kaggle submission file, and validate the log-los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9T16:19:06.258970989</meta:creation-date>
    <dc:date>2026-03-19T23:22:39.946377171</dc:date>
    <meta:editing-duration>PT6H52M58S</meta:editing-duration>
    <meta:editing-cycles>1</meta:editing-cycles>
    <meta:document-statistic meta:table-count="0" meta:image-count="0" meta:object-count="0" meta:page-count="1" meta:paragraph-count="7" meta:word-count="176" meta:character-count="1024" meta:non-whitespace-character-count="860"/>
    <meta:generator>LibreOffice/24.2.7.2$Linux_X86_64 LibreOffice_project/420$Build-2</meta:generator>
  </office:meta>
</office:document-meta>
</file>